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333cm" draw:marker-start-center="false" draw:marker-end="Arrow_20_concave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-width="0.333cm" draw:marker-start-center="false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width="true" fo:min-height="0.151cm" fo:min-width="0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80%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80%" style:font-relief="none"/>
    </style:style>
    <style:style style:name="T2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033cm" svg:y1="14.619cm" svg:x2="14.784cm" svg:y2="14.619cm">
            <text:p/>
          </draw:line>
          <draw:line draw:style-name="gr2" draw:text-style-name="P1" draw:layer="layout" svg:x1="7.335cm" svg:y1="14.471cm" svg:x2="7.335cm" svg:y2="14.773cm">
            <text:p/>
          </draw:line>
          <draw:line draw:style-name="gr2" draw:text-style-name="P1" draw:layer="layout" svg:x1="7.977cm" svg:y1="14.471cm" svg:x2="7.977cm" svg:y2="14.773cm">
            <text:p/>
          </draw:line>
          <draw:line draw:style-name="gr2" draw:text-style-name="P1" draw:layer="layout" svg:x1="9.263cm" svg:y1="14.471cm" svg:x2="9.263cm" svg:y2="14.773cm">
            <text:p/>
          </draw:line>
          <draw:line draw:style-name="gr2" draw:text-style-name="P1" draw:layer="layout" svg:x1="11.19cm" svg:y1="14.471cm" svg:x2="11.19cm" svg:y2="14.773cm">
            <text:p/>
          </draw:line>
          <draw:line draw:style-name="gr2" draw:text-style-name="P1" draw:layer="layout" svg:x1="11.833cm" svg:y1="14.471cm" svg:x2="11.833cm" svg:y2="14.773cm">
            <text:p/>
          </draw:line>
          <draw:line draw:style-name="gr2" draw:text-style-name="P1" draw:layer="layout" svg:x1="10.548cm" svg:y1="14.475cm" svg:x2="10.548cm" svg:y2="14.775cm">
            <text:p/>
          </draw:line>
          <draw:line draw:style-name="gr2" draw:text-style-name="P1" draw:layer="layout" svg:x1="13.12cm" svg:y1="14.471cm" svg:x2="13.12cm" svg:y2="14.773cm">
            <text:p/>
          </draw:line>
          <draw:line draw:style-name="gr2" draw:text-style-name="P1" draw:layer="layout" svg:x1="13.762cm" svg:y1="14.471cm" svg:x2="13.762cm" svg:y2="14.773cm">
            <text:p/>
          </draw:line>
          <draw:line draw:style-name="gr2" draw:text-style-name="P1" draw:layer="layout" svg:x1="8.619cm" svg:y1="14.471cm" svg:x2="8.619cm" svg:y2="14.773cm">
            <text:p/>
          </draw:line>
          <draw:line draw:style-name="gr2" draw:text-style-name="P1" draw:layer="layout" svg:x1="9.905cm" svg:y1="14.471cm" svg:x2="9.905cm" svg:y2="14.773cm">
            <text:p/>
          </draw:line>
          <draw:line draw:style-name="gr2" draw:text-style-name="P1" draw:layer="layout" svg:x1="12.476cm" svg:y1="14.471cm" svg:x2="12.476cm" svg:y2="14.773cm">
            <text:p/>
          </draw:line>
          <draw:frame draw:style-name="gr3" draw:text-style-name="P3" draw:layer="layout" svg:width="0.875cm" svg:height="0.624cm" svg:x="10.749cm" svg:y="14.824cm">
            <draw:text-box>
              <text:p text:style-name="P2"><text:span text:style-name="T1">+2</text:span></text:p>
            </draw:text-box>
          </draw:frame>
          <draw:frame draw:style-name="gr3" draw:text-style-name="P4" draw:layer="layout" svg:width="0.684cm" svg:height="0.624cm" svg:x="10.228cm" svg:y="14.824cm">
            <draw:text-box>
              <text:p text:style-name="P2"><text:span text:style-name="T2">0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1:01:52.325930879</meta:creation-date>
    <dc:date>2018-03-16T11:02:49.477167254</dc:date>
    <meta:editing-duration>PT57S</meta:editing-duration>
    <meta:editing-cycles>1</meta:editing-cycles>
    <meta:document-statistic meta:object-count="15"/>
    <meta:generator>LibreOffice/6.0.0.3$MacOSX_X86_64 LibreOffice_project/64a0f66915f38c6217de274f0aa8e15618924765</meta:generator>
  </office:meta>
</office:document-meta>
</file>